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8585" officeooo:paragraph-rsid="000b8585"/>
    </style:style>
    <style:style style:name="P2" style:family="paragraph" style:parent-style-name="Standard">
      <style:text-properties fo:font-size="22pt" officeooo:rsid="0008d804" officeooo:paragraph-rsid="0008d804" style:font-size-asian="19.25pt" style:font-size-complex="22pt"/>
    </style:style>
    <style:style style:name="P3" style:family="paragraph" style:parent-style-name="Standard">
      <style:text-properties fo:font-size="22pt" officeooo:rsid="0009b2b7" officeooo:paragraph-rsid="0009b2b7" style:font-size-asian="19.25pt" style:font-size-complex="22pt"/>
    </style:style>
    <style:style style:name="P4" style:family="paragraph" style:parent-style-name="Standard">
      <style:text-properties fo:font-size="22pt" officeooo:rsid="000afdd5" officeooo:paragraph-rsid="000afdd5" style:font-size-asian="19.25pt" style:font-size-complex="22pt"/>
    </style:style>
    <style:style style:name="P5" style:family="paragraph" style:parent-style-name="Standard">
      <style:text-properties fo:font-size="13pt" officeooo:rsid="0008d804" officeooo:paragraph-rsid="0008d804" style:font-size-asian="11.3500003814697pt" style:font-size-complex="13pt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officeooo:rsid="000c45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siness Requirements</text:p>
      <text:p text:style-name="P5">What does the client want from our app</text:p>
      <text:p text:style-name="P2"/>
      <text:p text:style-name="P2">Tech Requirements</text:p>
      <text:p text:style-name="P2">­<text:span text:style-name="T1">How will we build it</text:span></text:p>
      <text:p text:style-name="P2"/>
      <text:p text:style-name="P4">Planning</text:p>
      <text:p text:style-name="P4"/>
      <text:p text:style-name="P3">Implementation</text:p>
      <text:p text:style-name="P3"/>
      <text:p text:style-name="P4">Verification</text:p>
      <text:p text:style-name="P4"/>
      <text:p text:style-name="P4">Maintenan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8585" officeooo:paragraph-rsid="000b8585"/>
    </style:style>
    <style:style style:name="MT1" style:family="text">
      <style:text-properties officeooo:rsid="000c45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aterfall Dev Doc <text:tab/><text:tab/>Written By Cameron <text:span text:style-name="MT1">(Dev Lead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0:35:22.537641296</meta:creation-date>
    <meta:generator>LibreOffice/24.2.7.2$Linux_X86_64 LibreOffice_project/420$Build-2</meta:generator>
    <dc:date>2025-02-04T13:06:08.652573374</dc:date>
    <meta:editing-duration>PT15M21S</meta:editing-duration>
    <meta:editing-cycles>5</meta:editing-cycles>
    <meta:document-statistic meta:table-count="0" meta:image-count="0" meta:object-count="0" meta:page-count="1" meta:paragraph-count="9" meta:word-count="30" meta:character-count="191" meta:non-whitespace-character-count="169"/>
  </office:meta>
</office:document-meta>
</file>